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29b05" officeooo:paragraph-rsid="00329b05"/>
    </style:style>
    <style:style style:name="P5" style:family="paragraph" style:parent-style-name="Standard">
      <style:text-properties fo:language="pl" fo:country="PL" officeooo:rsid="003ef6de" officeooo:paragraph-rsid="003f5dc6"/>
    </style:style>
    <style:style style:name="P6" style:family="paragraph" style:parent-style-name="Standard">
      <style:text-properties fo:language="pl" fo:country="PL" officeooo:rsid="003f5dc6" officeooo:paragraph-rsid="00343946"/>
    </style:style>
    <style:style style:name="P7" style:family="paragraph" style:parent-style-name="Standard">
      <style:text-properties fo:language="pl" fo:country="PL" officeooo:rsid="003f5dc6" officeooo:paragraph-rsid="004090da"/>
    </style:style>
    <style:style style:name="P8" style:family="paragraph" style:parent-style-name="Standard">
      <style:text-properties fo:language="pl" fo:country="PL" officeooo:rsid="00c7f900" officeooo:paragraph-rsid="00c7f900"/>
    </style:style>
    <style:style style:name="P9" style:family="paragraph" style:parent-style-name="Standard">
      <style:text-properties fo:language="pl" fo:country="PL" fo:font-weight="normal" officeooo:rsid="00c7f900" officeooo:paragraph-rsid="00c7f900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0c8d25d" officeooo:paragraph-rsid="00c7f900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0c8d25d" officeooo:paragraph-rsid="00c8d25d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0c9189b" officeooo:paragraph-rsid="00c9189b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0c94826" officeooo:paragraph-rsid="00c94826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0caf9e4" officeooo:paragraph-rsid="00caf9e4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0cb66ee" officeooo:paragraph-rsid="00cb66ee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0cc3868" officeooo:paragraph-rsid="00cc3868" style:font-weight-asian="normal" style:font-weight-complex="normal"/>
    </style:style>
    <style:style style:name="P17" style:family="paragraph" style:parent-style-name="Standard">
      <style:text-properties fo:language="pl" fo:country="PL" style:text-underline-style="none" fo:font-weight="normal" officeooo:rsid="00cd0f1f" officeooo:paragraph-rsid="00cd0f1f" style:font-weight-asian="normal" style:font-weight-complex="normal"/>
    </style:style>
    <style:style style:name="P18" style:family="paragraph" style:parent-style-name="Standard">
      <style:text-properties fo:language="pl" fo:country="PL" style:text-underline-style="none" fo:font-weight="normal" officeooo:rsid="00cd75fd" officeooo:paragraph-rsid="00cd75fd" style:font-weight-asian="normal" style:font-weight-complex="normal"/>
    </style:style>
    <style:style style:name="P19" style:family="paragraph" style:parent-style-name="Standard">
      <style:text-properties fo:language="pl" fo:country="PL" style:text-underline-style="none" fo:font-weight="normal" officeooo:rsid="00ceefaa" officeooo:paragraph-rsid="00ceefaa" style:font-weight-asian="normal" style:font-weight-complex="normal"/>
    </style:style>
    <style:style style:name="P20" style:family="paragraph" style:parent-style-name="Standard">
      <style:text-properties fo:language="pl" fo:country="PL" style:text-underline-style="none" fo:font-weight="normal" officeooo:rsid="00cf8a4b" officeooo:paragraph-rsid="00cf8a4b" style:font-weight-asian="normal" style:font-weight-complex="normal"/>
    </style:style>
    <style:style style:name="P21" style:family="paragraph" style:parent-style-name="Standard">
      <style:text-properties fo:language="pl" fo:country="PL" style:text-underline-style="none" fo:font-weight="normal" officeooo:rsid="00d0a9ab" officeooo:paragraph-rsid="00d0a9ab" style:font-weight-asian="normal" style:font-weight-complex="normal"/>
    </style:style>
    <style:style style:name="P22" style:family="paragraph" style:parent-style-name="Standard">
      <style:text-properties fo:language="pl" fo:country="PL" style:text-underline-style="none" fo:font-weight="normal" officeooo:rsid="00d1ca72" officeooo:paragraph-rsid="00d1ca72" style:font-weight-asian="normal" style:font-weight-complex="normal"/>
    </style:style>
    <style:style style:name="P23" style:family="paragraph" style:parent-style-name="Standard">
      <style:text-properties fo:language="pl" fo:country="PL" style:text-underline-style="none" fo:font-weight="normal" officeooo:rsid="00d2b6c1" officeooo:paragraph-rsid="00d2b6c1" style:font-weight-asian="normal" style:font-weight-complex="normal"/>
    </style:style>
    <style:style style:name="P24" style:family="paragraph" style:parent-style-name="Standard">
      <style:text-properties fo:language="pl" fo:country="PL" style:text-underline-style="none" fo:font-weight="normal" officeooo:rsid="00d3ebcd" officeooo:paragraph-rsid="00d3ebcd" style:font-weight-asian="normal" style:font-weight-complex="normal"/>
    </style:style>
    <style:style style:name="P25" style:family="paragraph" style:parent-style-name="Standard">
      <style:text-properties fo:language="pl" fo:country="PL" style:text-underline-style="none" fo:font-weight="normal" officeooo:rsid="00d466f2" officeooo:paragraph-rsid="00d466f2" style:font-weight-asian="normal" style:font-weight-complex="normal"/>
    </style:style>
    <style:style style:name="P26" style:family="paragraph" style:parent-style-name="Standard">
      <style:text-properties fo:language="pl" fo:country="PL" style:text-underline-style="none" fo:font-weight="normal" officeooo:rsid="00d4c9fc" officeooo:paragraph-rsid="00d4c9fc" style:font-weight-asian="normal" style:font-weight-complex="normal"/>
    </style:style>
    <style:style style:name="P27" style:family="paragraph" style:parent-style-name="Standard">
      <style:text-properties fo:language="pl" fo:country="PL" style:text-underline-style="none" fo:font-weight="normal" officeooo:rsid="00d58299" officeooo:paragraph-rsid="00d58299" style:font-weight-asian="normal" style:font-weight-complex="normal"/>
    </style:style>
    <style:style style:name="P28" style:family="paragraph" style:parent-style-name="Standard">
      <style:text-properties fo:language="pl" fo:country="PL" style:text-underline-style="none" fo:font-weight="normal" officeooo:rsid="00d62e20" officeooo:paragraph-rsid="00d62e20" style:font-weight-asian="normal" style:font-weight-complex="normal"/>
    </style:style>
    <style:style style:name="P29" style:family="paragraph" style:parent-style-name="Standard">
      <style:text-properties fo:language="pl" fo:country="PL" style:text-underline-style="none" fo:font-weight="normal" officeooo:rsid="00d6e707" officeooo:paragraph-rsid="00d6e707" style:font-weight-asian="normal" style:font-weight-complex="normal"/>
    </style:style>
    <style:style style:name="P30" style:family="paragraph" style:parent-style-name="Standard">
      <style:text-properties fo:language="pl" fo:country="PL" style:text-underline-style="none" fo:font-weight="normal" officeooo:rsid="00d8cdf7" officeooo:paragraph-rsid="00d8cdf7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343946"/>
    </style:style>
    <style:style style:name="T4" style:family="text">
      <style:text-properties officeooo:rsid="005d7a8e"/>
    </style:style>
    <style:style style:name="T5" style:family="text">
      <style:text-properties officeooo:rsid="0086dc34"/>
    </style:style>
    <style:style style:name="T6" style:family="text">
      <style:text-properties officeooo:rsid="008c0fa1"/>
    </style:style>
    <style:style style:name="T7" style:family="text">
      <style:text-properties officeooo:rsid="00c4b2dd"/>
    </style:style>
    <style:style style:name="T8" style:family="text">
      <style:text-properties officeooo:rsid="00c596b4"/>
    </style:style>
    <style:style style:name="T9" style:family="text">
      <style:text-properties officeooo:rsid="00c7f628"/>
    </style:style>
    <style:style style:name="T10" style:family="text">
      <style:text-properties officeooo:rsid="00c7f900"/>
    </style:style>
    <style:style style:name="T11" style:family="text">
      <style:text-properties officeooo:rsid="00c9189b"/>
    </style:style>
    <style:style style:name="T12" style:family="text">
      <style:text-properties officeooo:rsid="00c94826"/>
    </style:style>
    <style:style style:name="T13" style:family="text">
      <style:text-properties officeooo:rsid="00cd0f1f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* </text:span><text:span text:style-name="T6">D</text:span><text:span text:style-name="T5">ate</text:span>: 2025.<text:span text:style-name="T1">0</text:span><text:span text:style-name="T7">4</text:span>.1<text:span text:style-name="T7">8</text:span></text:p>
      <text:p text:style-name="P1"><text:span text:style-name="T5">* </text:span><text:span text:style-name="T6">S</text:span><text:span text:style-name="T5">ource</text:span>: <text:span text:style-name="T7">Zew natury</text:span></text:p>
      <text:p text:style-name="P2">* <text:span text:style-name="T6">A</text:span>utor: <text:span text:style-name="T7">Guy Grieve</text:span></text:p>
      <text:p text:style-name="P2"><text:span text:style-name="T5">* </text:span><text:span text:style-name="T6">Y</text:span><text:span text:style-name="T5">ear</text:span>: <text:span text:style-name="T7">2006</text:span>, ed. 20<text:span text:style-name="T7">15</text:span></text:p>
      <text:p text:style-name="P1"><text:span text:style-name="T5">* </text:span><text:span text:style-name="T6">C</text:span><text:span text:style-name="T5">ategory</text:span>: <text:span text:style-name="T2">książka</text:span></text:p>
      <text:p text:style-name="P1">* <text:span text:style-name="T6">Shortname: </text:span><text:span text:style-name="T8">Grie</text:span><text:span text:style-name="T9">v</text:span><text:span text:style-name="T8">e-</text:span><text:span text:style-name="T7">zew-natury</text:span></text:p>
      <text:p text:style-name="P1"><text:span text:style-name="T5">* </text:span><text:span text:style-name="T6">M</text:span><text:span text:style-name="T5">odified</text:span>: <text:date style:data-style-name="N49" text:date-value="2025-04-18T17:36:32.534906091">2025-04-18</text:date>, <text:time style:data-style-name="N61" text:time-value="2025-04-18T17:36:32.534963926">16:42:19</text:time></text:p>
      <text:p text:style-name="P6"/>
      <text:p text:style-name="P4">#<text:span text:style-name="T4">###</text:span> </text:p>
      <text:p text:style-name="P4"/>
      <text:p text:style-name="P7">#<text:span text:style-name="T10">11 </text:span></text:p>
      <text:p text:style-name="P4"><text:span text:style-name="T10">I choćby ścieżka była wąska, Każdy krok bólem okupiony, Ja swojego losu jestem panem; Ja ster swej duszy dzierżę w dłoni</text:span> <text:span text:style-name="T3">(</text:span>s. <text:span text:style-name="T10">11</text:span><text:span text:style-name="T3">)</text:span></text:p>
      <text:p text:style-name="P8">W.E. Henley, Invictus</text:p>
      <text:p text:style-name="P4"/>
      <text:p text:style-name="P5">#<text:span text:style-name="T10">13</text:span></text:p>
      <text:p text:style-name="P9">Jak mówi prawo Jukonu: triumf tylko silnych jest udziałem; Słabi wnet w proch się obrócą, Przetrwa, kto sprawny umysłem i ciałem. Rozpusta, klątwa, rozpacz, Kalectwo i sromota; Oto jest wola Jukonu – Bolesna jest jej prostota!</text:p>
      <text:p text:style-name="P9">Robert W. Service, Songs of a Sourdough (s.13)</text:p>
      <text:p text:style-name="P9"/>
      <text:p text:style-name="P9">### Część 1</text:p>
      <text:p text:style-name="P9">### 1. Skryty marzyciel</text:p>
      <text:p text:style-name="P9"/>
      <text:p text:style-name="P9"># 20</text:p>
      <text:p text:style-name="P9">[…] wyruszałem na pięciomilową przebieżkę dookoła wzgórz Arturu’s Seat. Teh bieg, […] przyczynił się do ocalenia mojej duszy. Zacząłem odczuwać, a także dostrzegać zmieniające się pory roku. Gdy ścieżka pięła się stromo pod górę, czułem ból, a kiedy od deszczu i wiatru drętwiały mi stopy i twarz, czułem zimno i byłem z tego zadowolony.[…]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9"/>
      <text:p text:style-name="P9"># 20</text:p>
      <text:p text:style-name="P9">Ten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10"/>
      <text:p text:style-name="P11">### <text:span text:style-name="T11">Część II</text:span></text:p>
      <text:p text:style-name="P12">### 5. Pierwsze kroki na alaskijskiej ziemi</text:p>
      <text:p text:style-name="P12"/>
      <text:p text:style-name="P12"># 38</text:p>
      <text:p text:style-name="P12">W ludzkiej naturze leży być silniej poruszonym nadzieją niźli strachem. (s. 38)</text:p>
      <text:p text:style-name="P12">Francesco Guicciardini</text:p>
      <text:p text:style-name="P12"/>
      <text:p text:style-name="P12"># <text:span text:style-name="T12">45</text:span></text:p>
      <text:p text:style-name="P13">[…] nie mogę się poddać przy pierwszej przeszkodzie. (s.45)</text:p>
      <text:p text:style-name="P13">Guy Grieve</text:p>
      <text:p text:style-name="P13"/>
      <text:p text:style-name="P13"><text:soft-page-break/>I pamiętajcie, zawsze przede wszystkim liczy się plan! (s. 45)</text:p>
      <text:p text:style-name="P13">Guy Grieve</text:p>
      <text:p text:style-name="P13"/>
      <text:p text:style-name="P14"># 46</text:p>
      <text:p text:style-name="P14">Owszem. Taki mam plan. - Wytrzymałem jego spojrzenie, choć wiele mi brakowało, by czuć się pewnym siebie. (s. 46)</text:p>
      <text:p text:style-name="P14">Guy Grieve</text:p>
      <text:p text:style-name="P14"/>
      <text:p text:style-name="P14">[…] nie byłem tylko kolejnym turystą, który zażyczył sobie wycieczki w głąb dziczy; miałem do spełnienia misję. (s. 46)</text:p>
      <text:p text:style-name="P14">Guy Grieve</text:p>
      <text:p text:style-name="P14"/>
      <text:p text:style-name="P15"># 47</text:p>
      <text:p text:style-name="P15">Prąd [rzeki] unosił ogromne drzewo, które w zestawieniu z siłą żywiołu wydawało się lekkie jak wykałaczka. (s. 47)</text:p>
      <text:p text:style-name="P15">Guy Grieve</text:p>
      <text:p text:style-name="P15"/>
      <text:p text:style-name="P16"># 48</text:p>
      <text:p text:style-name="P16">Oto jest prawo Jukonu, niezmienne w prostocie swej: n<text:span text:style-name="T13">i</text:span>e ślijcie mi słabych i głupich; rozumnych i silnych chcę. (s. 48)</text:p>
      <text:p text:style-name="P16">Robert Service</text:p>
      <text:p text:style-name="P16"/>
      <text:p text:style-name="P16">#<text:span text:style-name="T13">### 6. Bez wiosła w górę Jukonu</text:span></text:p>
      <text:p text:style-name="P17"># 54</text:p>
      <text:p text:style-name="P17">[…] rdzenni Alaskanie ponad wszystko cenią sobie rodzinę oraz społeczność i nigdy z własnej woli nie wybraliby samotnego życia w puszczy. (s. 54)</text:p>
      <text:p text:style-name="P17">Guy Grieve</text:p>
      <text:p text:style-name="P17"/>
      <text:p text:style-name="P17">[…] uciekali z kraju, w którym los człowieka jeszcze przed jego narodzinami był już przesądzony. […] [Ja] uciekałem bowiem od ściśle zorganizowanej hierarchii biurowej egzystencji. (s. 54)</text:p>
      <text:p text:style-name="P17">Guy Grieve</text:p>
      <text:p text:style-name="P17"/>
      <text:p text:style-name="P18"># 56</text:p>
      <text:p text:style-name="P18">Cóż o mnie wiedzieli, poza tym co powiedziałem im sam, i skąd mogli mieć pewność, że to była prawda? (s. 56)</text:p>
      <text:p text:style-name="P18">Guy Grieve</text:p>
      <text:p text:style-name="P18"/>
      <text:p text:style-name="P19">### 7. Małą wioska nad rzeką</text:p>
      <text:p text:style-name="P19"># 63</text:p>
      <text:p text:style-name="P19">Człowiek ten nie ma ramion, tyko dwie metalowe sztaby ze szczypcami, które zastępują mu ręce. Z kieszeni na piesi wystawała mu puszka piwa z długą słomką, przez którą od czasu do czasu pociągał łyk. […] Podziwami go. Nie wiem jak stracił ręce; nie chciałem pytać. Mimo że jest kaleką, radzi sobie z łódką, łowi ryby i kręci się po wiosce z uśmiechem na twarzy. (s. 63)</text:p>
      <text:p text:style-name="P19">Guy Grieve</text:p>
      <text:p text:style-name="P19"/>
      <text:p text:style-name="P20"># 66</text:p>
      <text:p text:style-name="P20">Najgorszą ewentualnością byłby powrót do domu z podkulonym ogonem. (s. 66)</text:p>
      <text:p text:style-name="P20">Guy Grieve</text:p>
      <text:p text:style-name="P20"/>
      <text:p text:style-name="P21"># 67</text:p>
      <text:p text:style-name="P21">Życie czasem szybko idzie na przód, co? (s. 67)</text:p>
      <text:p text:style-name="P21">Guy Grieve</text:p>
      <text:p text:style-name="P21"><text:soft-page-break/></text:p>
      <text:p text:style-name="P22"># 68</text:p>
      <text:p text:style-name="P22">Nie było kłopotów z maszyną? - zapytał Don. Nie, wszystko w porządku – odparłem krótko (s. 68)</text:p>
      <text:p text:style-name="P22">Guy Grieve</text:p>
      <text:p text:style-name="P22"/>
      <text:p text:style-name="P22"># 70</text:p>
      <text:p text:style-name="P22">Czas nie jest twoim sprzymierzeńcem. A coś mi mówi, że nie masz bladego pojęcia, jak się zabrać do budowania chaty, mam rację? Pokiwałem głową. (s. 70)</text:p>
      <text:p text:style-name="P22">Guy Grieve</text:p>
      <text:p text:style-name="P22"/>
      <text:p text:style-name="P22">To szaleństwo. On się tam zabije. (s. 70)</text:p>
      <text:p text:style-name="P22">Guy Grieve</text:p>
      <text:p text:style-name="P22"/>
      <text:p text:style-name="P23"># 71</text:p>
      <text:p text:style-name="P23">Charlie pokiwał wolno głową, po czym obrzucił mnie spojrzeniem wyrażającym nieskrywaną pogardę. (s. 71)</text:p>
      <text:p text:style-name="P23">Guy Grieve</text:p>
      <text:p text:style-name="P23"/>
      <text:p text:style-name="P24">Jestem pewien, że sobie poradzę. Nie mam wyboru. […] Zrezygnowałem ze wszystkiego: teraz moja rodzina i cała nasza przyszłość tylko od tego zależą. (s. 71)</text:p>
      <text:p text:style-name="P24">Guy Grieve</text:p>
      <text:p text:style-name="P24"/>
      <text:p text:style-name="P25">Jestem pewien, że sobie poradzę. Nie mam wyboru. […] Czasem brak wyboru to jedyne, czego w puszczy potrzeba. Teraz będziesz musiał wziąć się do pracy, chłopcze, cięższej, niż myślisz. (s. 71)</text:p>
      <text:p text:style-name="P25">Guy Grieve</text:p>
      <text:p text:style-name="P25"/>
      <text:p text:style-name="P26">Być może akurat to zadziała na twoją korzyść. Ludzie, którym udało się wybudować chatę w takich okolicznościach, to znaczy w niewłaściwej porze roku, poradzili sobie tylko dlatego, że nie mieli wyboru. Czasem brak wyboru to jedyne, czego w puszczy potrzeba. (s. 71)</text:p>
      <text:p text:style-name="P26">Guy Grieve</text:p>
      <text:p text:style-name="P26"/>
      <text:p text:style-name="P27"># 72</text:p>
      <text:p text:style-name="P27">Don dziękuję ci za to… Na razie nie masz mi za co dziękować. (s. 72)</text:p>
      <text:p text:style-name="P27">Guy Grieve</text:p>
      <text:p text:style-name="P27"/>
      <text:p text:style-name="P27">Z zimą nie wygrasz. Nigdy. Nawet nie ma co próbować. (S. 72)</text:p>
      <text:p text:style-name="P27">Guy Grieve</text:p>
      <text:p text:style-name="P27"/>
      <text:p text:style-name="P28"># 73</text:p>
      <text:p text:style-name="P28">[…] dorastała w surowej górniczej wiosce o nazwie Ruby, w miejscu, w którym niejeden wygrał fortunę i niejeden ją stracił, a pełni nadziei przybysze z całego świata żyli i umierali w każdy możliwy sposób. Musiała widzieć to już wcześniej. (s. 73)</text:p>
      <text:p text:style-name="P28">Guy Grieve</text:p>
      <text:p text:style-name="P28"/>
      <text:p text:style-name="P28">Dziękuję, Don. Wiesz, że bez waszej pomocy nic nie udałoby mi się zrobić. Jeszcze nic nie zrobiłeś. (s. 73)</text:p>
      <text:p text:style-name="P28">Guy Grieve</text:p>
      <text:p text:style-name="P28"/>
      <text:p text:style-name="P28"># 74</text:p>
      <text:p text:style-name="P29">Ledwie mogłem uwierzyć, że przez ostatnie pięć minut rozmawiałem o niedźwiedziach, polowaniu i dwóch rożnych rodzajach jadalnego ptactwa. Właśnie taki był cel tej podroży i nagle wszystko zaczęło wskazywać na to, że moje marzenia się spełniają. (s. 74)</text:p>
      <text:p text:style-name="P29"><text:soft-page-break/>Guy Grieve</text:p>
      <text:p text:style-name="P29"/>
      <text:p text:style-name="P29"># 75</text:p>
      <text:p text:style-name="P29">[…] plany o samotnej wyprawie w głąb dzikiej puszczy, które snułem naiwnie z bezpiecznego zacisza domu w Szkocji, niewiele miały wspólnego z rzeczywistością, co więcej – były aroganckie i zuchwałe. (s. 75)</text:p>
      <text:p text:style-name="P29">Guy Grieve</text:p>
      <text:p text:style-name="P29"/>
      <text:p text:style-name="P29">Teraz bardziej niż kiedykolwiek musiałem uczyć się pokory i starać się dowiedzieć jak najwięcej od tych bogatych w praktyczną wiedzę i mądrość życiową ludzi. (s. 75)</text:p>
      <text:p text:style-name="P29">Guy Grieve</text:p>
      <text:p text:style-name="P29"/>
      <text:p text:style-name="P29"># 75</text:p>
      <text:p text:style-name="P29">Ci spośród pierwszych osadników, poszukiwaczy i traperów, którzy wyruszyli w głąb puszczy i odnieśli największy sukces, zawsze korzystali z pomocy i wiedzy tych, którzy przybyli tam wcześniej, a także rdzennych mieszkańców danego regionu. (s. 75)</text:p>
      <text:p text:style-name="P29">Guy Grieve</text:p>
      <text:p text:style-name="P29"/>
      <text:p text:style-name="P30">#75</text:p>
      <text:p text:style-name="P30">W środku surowej zimy miałem przez dłuższy czas być zdany wyłącznie na siebie, dlatego tak ważne było, abym chłonął każdą kropelkę wiedzy, kiedy tylko miałem ku temu okazję. (s. 75)</text:p>
      <text:p text:style-name="P30">Guy Grieve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4-18T17:36:32.470882775</dc:date>
    <meta:editing-duration>PT6H23M6S</meta:editing-duration>
    <meta:editing-cycles>193</meta:editing-cycles>
    <meta:generator>LibreOffice/7.3.7.2$Linux_X86_64 LibreOffice_project/30$Build-2</meta:generator>
    <meta:document-statistic meta:table-count="0" meta:image-count="0" meta:object-count="0" meta:page-count="4" meta:paragraph-count="103" meta:word-count="1049" meta:character-count="6189" meta:non-whitespace-character-count="5234"/>
  </office:meta>
</office:document-meta>
</file>